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228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2.6409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measu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71" calcext:value-type="float">
            <text:p>103.771</text:p>
          </table:table-cell>
          <table:table-cell office:value-type="float" office:value="274880" calcext:value-type="float">
            <text:p>274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4% 0% 0% 0% 87%</text:p>
          </table:table-cell>
          <table:table-cell office:value-type="float" office:value="103.794" calcext:value-type="float">
            <text:p>103.79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501" calcext:value-type="float">
            <text:p>103.501</text:p>
          </table:table-cell>
          <table:table-cell office:value-type="float" office:value="274900" calcext:value-type="float">
            <text:p>27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30% 0% 0% 0% 71% 0% 0%</text:p>
          </table:table-cell>
          <table:table-cell office:value-type="float" office:value="103.541" calcext:value-type="float">
            <text:p>103.541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364" calcext:value-type="float">
            <text:p>103.364</text:p>
          </table:table-cell>
          <table:table-cell office:value-type="float" office:value="274896" calcext:value-type="float">
            <text:p>274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4% 0% 0% 0% 26% 0% 0%</text:p>
          </table:table-cell>
          <table:table-cell office:value-type="float" office:value="103.391" calcext:value-type="float">
            <text:p>103.391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32" calcext:value-type="float">
            <text:p>103.732</text:p>
          </table:table-cell>
          <table:table-cell office:value-type="float" office:value="274880" calcext:value-type="float">
            <text:p>274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1% 0% 0% 0% 9% 0%</text:p>
          </table:table-cell>
          <table:table-cell office:value-type="float" office:value="103.754" calcext:value-type="float">
            <text:p>103.75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547" calcext:value-type="float">
            <text:p>103.547</text:p>
          </table:table-cell>
          <table:table-cell office:value-type="float" office:value="274900" calcext:value-type="float">
            <text:p>27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103.569" calcext:value-type="float">
            <text:p>103.569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327" calcext:value-type="float">
            <text:p>103.327</text:p>
          </table:table-cell>
          <table:table-cell office:value-type="float" office:value="275008" calcext:value-type="float">
            <text:p>275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3% 0% 0% 0% 7% 0%</text:p>
          </table:table-cell>
          <table:table-cell office:value-type="float" office:value="103.35" calcext:value-type="float">
            <text:p>103.35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01" calcext:value-type="float">
            <text:p>103.701</text:p>
          </table:table-cell>
          <table:table-cell office:value-type="float" office:value="274896" calcext:value-type="float">
            <text:p>274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2% 0% 0% 0%</text:p>
          </table:table-cell>
          <table:table-cell office:value-type="float" office:value="103.725" calcext:value-type="float">
            <text:p>103.725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624" calcext:value-type="float">
            <text:p>103.624</text:p>
          </table:table-cell>
          <table:table-cell office:value-type="float" office:value="275028" calcext:value-type="float">
            <text:p>275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59% 0% 0% 0% 41%</text:p>
          </table:table-cell>
          <table:table-cell office:value-type="float" office:value="103.647" calcext:value-type="float">
            <text:p>103.647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03" calcext:value-type="float">
            <text:p>103.703</text:p>
          </table:table-cell>
          <table:table-cell office:value-type="float" office:value="274980" calcext:value-type="float">
            <text:p>274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0% 0% 0% 0% 20% 0% 0%</text:p>
          </table:table-cell>
          <table:table-cell office:value-type="float" office:value="103.731" calcext:value-type="float">
            <text:p>103.731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299" calcext:value-type="float">
            <text:p>103.299</text:p>
          </table:table-cell>
          <table:table-cell office:value-type="float" office:value="274876" calcext:value-type="float">
            <text:p>274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56% 0% 0% 0% 44% 0%</text:p>
          </table:table-cell>
          <table:table-cell office:value-type="float" office:value="103.319" calcext:value-type="float">
            <text:p>103.319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422" calcext:value-type="float">
            <text:p>7.422</text:p>
          </table:table-cell>
          <table:table-cell office:value-type="float" office:value="398900" calcext:value-type="float">
            <text:p>39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68% 1% 1% 1% 28%</text:p>
          </table:table-cell>
          <table:table-cell office:value-type="float" office:value="7.387" calcext:value-type="float">
            <text:p>7.387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452" calcext:value-type="float">
            <text:p>7.452</text:p>
          </table:table-cell>
          <table:table-cell office:value-type="float" office:value="387848" calcext:value-type="float">
            <text:p>387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1% 1% 1% 1% 100%</text:p>
          </table:table-cell>
          <table:table-cell office:value-type="float" office:value="6.985" calcext:value-type="float">
            <text:p>6.985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73" calcext:value-type="float">
            <text:p>7.373</text:p>
          </table:table-cell>
          <table:table-cell office:value-type="float" office:value="373676" calcext:value-type="float">
            <text:p>373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53% 1% 1% 1% 48%</text:p>
          </table:table-cell>
          <table:table-cell office:value-type="float" office:value="6.907" calcext:value-type="float">
            <text:p>6.907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44" calcext:value-type="float">
            <text:p>7.344</text:p>
          </table:table-cell>
          <table:table-cell office:value-type="float" office:value="368872" calcext:value-type="float">
            <text:p>36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6.879" calcext:value-type="float">
            <text:p>6.879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14" calcext:value-type="float">
            <text:p>7.314</text:p>
          </table:table-cell>
          <table:table-cell office:value-type="float" office:value="373608" calcext:value-type="float">
            <text:p>373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77% 1% 2% 1% 23% 1%</text:p>
          </table:table-cell>
          <table:table-cell office:value-type="float" office:value="6.848" calcext:value-type="float">
            <text:p>6.848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38" calcext:value-type="float">
            <text:p>7.338</text:p>
          </table:table-cell>
          <table:table-cell office:value-type="float" office:value="373672" calcext:value-type="float">
            <text:p>373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0% 1% 1% 1% 71% 1% 1%</text:p>
          </table:table-cell>
          <table:table-cell office:value-type="float" office:value="6.874" calcext:value-type="float">
            <text:p>6.874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4" calcext:value-type="float">
            <text:p>7.34</text:p>
          </table:table-cell>
          <table:table-cell office:value-type="float" office:value="388660" calcext:value-type="float">
            <text:p>38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00% 1% 1% 1% 1% 1% 1%</text:p>
          </table:table-cell>
          <table:table-cell office:value-type="float" office:value="6.875" calcext:value-type="float">
            <text:p>6.875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4" calcext:value-type="float">
            <text:p>7.34</text:p>
          </table:table-cell>
          <table:table-cell office:value-type="float" office:value="380116" calcext:value-type="float">
            <text:p>380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98% 1% 1% 1% 3% 1% 1%</text:p>
          </table:table-cell>
          <table:table-cell office:value-type="float" office:value="6.875" calcext:value-type="float">
            <text:p>6.875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416" calcext:value-type="float">
            <text:p>7.416</text:p>
          </table:table-cell>
          <table:table-cell office:value-type="float" office:value="393332" calcext:value-type="float">
            <text:p>393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1% 1% 100% 1% 1%</text:p>
          </table:table-cell>
          <table:table-cell office:value-type="float" office:value="6.952" calcext:value-type="float">
            <text:p>6.952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37" calcext:value-type="float">
            <text:p>7.337</text:p>
          </table:table-cell>
          <table:table-cell office:value-type="float" office:value="373908" calcext:value-type="float">
            <text:p>373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6.872" calcext:value-type="float">
            <text:p>6.872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79" calcext:value-type="float">
            <text:p>12.179</text:p>
          </table:table-cell>
          <table:table-cell office:value-type="float" office:value="240424" calcext:value-type="float">
            <text:p>240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33% 1% 1% 1% 55%</text:p>
          </table:table-cell>
          <table:table-cell office:value-type="float" office:value="13.712" calcext:value-type="float">
            <text:p>13.712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36" calcext:value-type="float">
            <text:p>12.136</text:p>
          </table:table-cell>
          <table:table-cell office:value-type="float" office:value="240344" calcext:value-type="float">
            <text:p>240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89% 1% 1% 1% 12%</text:p>
          </table:table-cell>
          <table:table-cell office:value-type="float" office:value="11.668" calcext:value-type="float">
            <text:p>11.668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54" calcext:value-type="float">
            <text:p>12.154</text:p>
          </table:table-cell>
          <table:table-cell office:value-type="float" office:value="240812" calcext:value-type="float">
            <text:p>240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1% 1% 1% 5% 1% 1% 1%</text:p>
          </table:table-cell>
          <table:table-cell office:value-type="float" office:value="11.686" calcext:value-type="float">
            <text:p>11.686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092" calcext:value-type="float">
            <text:p>12.092</text:p>
          </table:table-cell>
          <table:table-cell office:value-type="float" office:value="240104" calcext:value-type="float">
            <text:p>240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93% 1% 1% 1% 7%</text:p>
          </table:table-cell>
          <table:table-cell office:value-type="float" office:value="11.624" calcext:value-type="float">
            <text:p>11.62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094" calcext:value-type="float">
            <text:p>12.094</text:p>
          </table:table-cell>
          <table:table-cell office:value-type="float" office:value="240264" calcext:value-type="float">
            <text:p>240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98% 1% 1% 1% 3%</text:p>
          </table:table-cell>
          <table:table-cell office:value-type="float" office:value="11.627" calcext:value-type="float">
            <text:p>11.627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1.932" calcext:value-type="float">
            <text:p>11.932</text:p>
          </table:table-cell>
          <table:table-cell office:value-type="float" office:value="240648" calcext:value-type="float">
            <text:p>240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33% 1% 1% 1% 68%</text:p>
          </table:table-cell>
          <table:table-cell office:value-type="float" office:value="11.464" calcext:value-type="float">
            <text:p>11.46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084" calcext:value-type="float">
            <text:p>12.084</text:p>
          </table:table-cell>
          <table:table-cell office:value-type="float" office:value="240664" calcext:value-type="float">
            <text:p>240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1% 1% 1% 1% 1% 1% 1%</text:p>
          </table:table-cell>
          <table:table-cell office:value-type="float" office:value="11.616" calcext:value-type="float">
            <text:p>11.616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1.973" calcext:value-type="float">
            <text:p>11.973</text:p>
          </table:table-cell>
          <table:table-cell office:value-type="float" office:value="240924" calcext:value-type="float">
            <text:p>240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36% 1% 1% 1% 64%</text:p>
          </table:table-cell>
          <table:table-cell office:value-type="float" office:value="11.505" calcext:value-type="float">
            <text:p>11.505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1.938" calcext:value-type="float">
            <text:p>11.938</text:p>
          </table:table-cell>
          <table:table-cell office:value-type="float" office:value="240748" calcext:value-type="float">
            <text:p>240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25" calcext:value-type="float">
            <text:p>12.125</text:p>
          </table:table-cell>
          <table:table-cell office:value-type="float" office:value="239968" calcext:value-type="float">
            <text:p>239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52% 1% 1% 1% 49%</text:p>
          </table:table-cell>
          <table:table-cell office:value-type="float" office:value="11.657" calcext:value-type="float">
            <text:p>11.657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379" calcext:value-type="float">
            <text:p>1.379</text:p>
          </table:table-cell>
          <table:table-cell office:value-type="float" office:value="201656" calcext:value-type="float">
            <text:p>201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8% 99% 8% 8% 7% 8%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1" calcext:value-type="float">
            <text:p>1.291</text:p>
          </table:table-cell>
          <table:table-cell office:value-type="float" office:value="201228" calcext:value-type="float">
            <text:p>201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7% 7% 99% 8% 9% 10% 9%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89" calcext:value-type="float">
            <text:p>1.289</text:p>
          </table:table-cell>
          <table:table-cell office:value-type="float" office:value="201104" calcext:value-type="float">
            <text:p>201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86% 10% 9% 9% 22% 8% 9%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3" calcext:value-type="float">
            <text:p>1.293</text:p>
          </table:table-cell>
          <table:table-cell office:value-type="float" office:value="202356" calcext:value-type="float">
            <text:p>202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10% 7% 8% 8% 8% 100% 9%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88" calcext:value-type="float">
            <text:p>1.288</text:p>
          </table:table-cell>
          <table:table-cell office:value-type="float" office:value="201092" calcext:value-type="float">
            <text:p>201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99% 9% 7% 10% 9% 9%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7" calcext:value-type="float">
            <text:p>1.297</text:p>
          </table:table-cell>
          <table:table-cell office:value-type="float" office:value="201556" calcext:value-type="float">
            <text:p>201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% 9% 10% 7% 13% 9% 8% 7%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5" calcext:value-type="float">
            <text:p>1.295</text:p>
          </table:table-cell>
          <table:table-cell office:value-type="float" office:value="201264" calcext:value-type="float">
            <text:p>201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99% 10% 10% 8% 8% 7%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2" calcext:value-type="float">
            <text:p>1.292</text:p>
          </table:table-cell>
          <table:table-cell office:value-type="float" office:value="201752" calcext:value-type="float">
            <text:p>201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9% 7% 9% 9% 8% 99% 9%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5" calcext:value-type="float">
            <text:p>1.295</text:p>
          </table:table-cell>
          <table:table-cell office:value-type="float" office:value="201568" calcext:value-type="float">
            <text:p>201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10% 9% 7% 7% 99% 7%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88" calcext:value-type="float">
            <text:p>1.288</text:p>
          </table:table-cell>
          <table:table-cell office:value-type="float" office:value="201268" calcext:value-type="float">
            <text:p>201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9% 9% 9% 10% 9% 7% 11%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87" calcext:value-type="float">
            <text:p>46.487</text:p>
          </table:table-cell>
          <table:table-cell office:value-type="float" office:value="324420" calcext:value-type="float">
            <text:p>324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2% 0% 0% 0%</text:p>
          </table:table-cell>
          <table:table-cell office:value-type="float" office:value="46.085" calcext:value-type="float">
            <text:p>46.08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558" calcext:value-type="float">
            <text:p>46.558</text:p>
          </table:table-cell>
          <table:table-cell office:value-type="float" office:value="323684" calcext:value-type="float">
            <text:p>323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59% 0% 0% 0% 41% 0% 0%</text:p>
          </table:table-cell>
          <table:table-cell office:value-type="float" office:value="46.11" calcext:value-type="float">
            <text:p>46.1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839" calcext:value-type="float">
            <text:p>46.839</text:p>
          </table:table-cell>
          <table:table-cell office:value-type="float" office:value="324356" calcext:value-type="float">
            <text:p>324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27% 0% 0% 0% 73% 0%</text:p>
          </table:table-cell>
          <table:table-cell office:value-type="float" office:value="46.384" calcext:value-type="float">
            <text:p>46.38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95" calcext:value-type="float">
            <text:p>46.495</text:p>
          </table:table-cell>
          <table:table-cell office:value-type="float" office:value="324496" calcext:value-type="float">
            <text:p>324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46.042" calcext:value-type="float">
            <text:p>46.04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37" calcext:value-type="float">
            <text:p>46.437</text:p>
          </table:table-cell>
          <table:table-cell office:value-type="float" office:value="323744" calcext:value-type="float">
            <text:p>323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80% 0% 0% 0% 21%</text:p>
          </table:table-cell>
          <table:table-cell office:value-type="float" office:value="45.982" calcext:value-type="float">
            <text:p>45.98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24" calcext:value-type="float">
            <text:p>46.424</text:p>
          </table:table-cell>
          <table:table-cell office:value-type="float" office:value="324328" calcext:value-type="float">
            <text:p>324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0% 0% 0% 2% 0% 0% 0%</text:p>
          </table:table-cell>
          <table:table-cell office:value-type="float" office:value="45.969" calcext:value-type="float">
            <text:p>45.96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9" calcext:value-type="float">
            <text:p>46.9</text:p>
          </table:table-cell>
          <table:table-cell office:value-type="float" office:value="324532" calcext:value-type="float">
            <text:p>324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50% 0% 0% 0% 50%</text:p>
          </table:table-cell>
          <table:table-cell office:value-type="float" office:value="46.444" calcext:value-type="float">
            <text:p>46.44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021" calcext:value-type="float">
            <text:p>46.021</text:p>
          </table:table-cell>
          <table:table-cell office:value-type="float" office:value="324220" calcext:value-type="float">
            <text:p>324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6% 0% 0% 0% 54% 0%</text:p>
          </table:table-cell>
          <table:table-cell office:value-type="float" office:value="45.567" calcext:value-type="float">
            <text:p>45.56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242" calcext:value-type="float">
            <text:p>46.242</text:p>
          </table:table-cell>
          <table:table-cell office:value-type="float" office:value="324444" calcext:value-type="float">
            <text:p>324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1% 0% 0% 0% 9% 0%</text:p>
          </table:table-cell>
          <table:table-cell office:value-type="float" office:value="45.788" calcext:value-type="float">
            <text:p>45.788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188" calcext:value-type="float">
            <text:p>46.188</text:p>
          </table:table-cell>
          <table:table-cell office:value-type="float" office:value="324496" calcext:value-type="float">
            <text:p>324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90% 0% 0% 0% 10% 0% 0%</text:p>
          </table:table-cell>
          <table:table-cell office:value-type="float" office:value="45.735" calcext:value-type="float">
            <text:p>45.73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111" calcext:value-type="float">
            <text:p>35.111</text:p>
          </table:table-cell>
          <table:table-cell office:value-type="float" office:value="323672" calcext:value-type="float">
            <text:p>323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34.664" calcext:value-type="float">
            <text:p>34.664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609" calcext:value-type="float">
            <text:p>35.609</text:p>
          </table:table-cell>
          <table:table-cell office:value-type="float" office:value="323612" calcext:value-type="float">
            <text:p>323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0% 0% 2% 0% 30% 0% 0%</text:p>
          </table:table-cell>
          <table:table-cell office:value-type="float" office:value="35.153" calcext:value-type="float">
            <text:p>35.15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4.983" calcext:value-type="float">
            <text:p>34.983</text:p>
          </table:table-cell>
          <table:table-cell office:value-type="float" office:value="323752" calcext:value-type="float">
            <text:p>323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7% 0% 0% 0% 63% 0%</text:p>
          </table:table-cell>
          <table:table-cell office:value-type="float" office:value="34.525" calcext:value-type="float">
            <text:p>34.52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4.531" calcext:value-type="float">
            <text:p>34.531</text:p>
          </table:table-cell>
          <table:table-cell office:value-type="float" office:value="323848" calcext:value-type="float">
            <text:p>323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1% 0% 0% 0%</text:p>
          </table:table-cell>
          <table:table-cell office:value-type="float" office:value="34.074" calcext:value-type="float">
            <text:p>34.074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187" calcext:value-type="float">
            <text:p>35.187</text:p>
          </table:table-cell>
          <table:table-cell office:value-type="float" office:value="323208" calcext:value-type="float">
            <text:p>323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3% 0% 0% 0% 8% 0%</text:p>
          </table:table-cell>
          <table:table-cell office:value-type="float" office:value="34.729" calcext:value-type="float">
            <text:p>34.729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001" calcext:value-type="float">
            <text:p>35.001</text:p>
          </table:table-cell>
          <table:table-cell office:value-type="float" office:value="322972" calcext:value-type="float">
            <text:p>322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6% 0% 0% 0% 35% 0%</text:p>
          </table:table-cell>
          <table:table-cell office:value-type="float" office:value="34.543" calcext:value-type="float">
            <text:p>34.54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632" calcext:value-type="float">
            <text:p>35.632</text:p>
          </table:table-cell>
          <table:table-cell office:value-type="float" office:value="323152" calcext:value-type="float">
            <text:p>323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91% 0% 0% 0% 9% 0% 0%</text:p>
          </table:table-cell>
          <table:table-cell office:value-type="float" office:value="35.175" calcext:value-type="float">
            <text:p>35.17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279" calcext:value-type="float">
            <text:p>35.279</text:p>
          </table:table-cell>
          <table:table-cell office:value-type="float" office:value="323036" calcext:value-type="float">
            <text:p>323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33% 0% 0% 0% 67%</text:p>
          </table:table-cell>
          <table:table-cell office:value-type="float" office:value="34.821" calcext:value-type="float">
            <text:p>34.821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291" calcext:value-type="float">
            <text:p>35.291</text:p>
          </table:table-cell>
          <table:table-cell office:value-type="float" office:value="323660" calcext:value-type="float">
            <text:p>323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% 0% 0% 0% 13% 0% 0% 0%</text:p>
          </table:table-cell>
          <table:table-cell office:value-type="float" office:value="34.833" calcext:value-type="float">
            <text:p>34.83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4.748" calcext:value-type="float">
            <text:p>34.748</text:p>
          </table:table-cell>
          <table:table-cell office:value-type="float" office:value="323468" calcext:value-type="float">
            <text:p>323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7% 0% 0% 0% 33% 0%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12" calcext:value-type="float">
            <text:p>47.212</text:p>
          </table:table-cell>
          <table:table-cell office:value-type="float" office:value="8612" calcext:value-type="float">
            <text:p>8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5% 0% 1% 0% 35% 0%</text:p>
          </table:table-cell>
          <table:table-cell office:value-type="float" office:value="47.22" calcext:value-type="float">
            <text:p>47.2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71" calcext:value-type="float">
            <text:p>47.271</text:p>
          </table:table-cell>
          <table:table-cell office:value-type="float" office:value="8724" calcext:value-type="float">
            <text:p>8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1% 0% 0% 0% 89% 0%</text:p>
          </table:table-cell>
          <table:table-cell office:value-type="float" office:value="47.276" calcext:value-type="float">
            <text:p>47.276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186" calcext:value-type="float">
            <text:p>47.186</text:p>
          </table:table-cell>
          <table:table-cell office:value-type="float" office:value="8672" calcext:value-type="float">
            <text:p>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100% 0%</text:p>
          </table:table-cell>
          <table:table-cell office:value-type="float" office:value="47.192" calcext:value-type="float">
            <text:p>47.19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502" calcext:value-type="float">
            <text:p>47.502</text:p>
          </table:table-cell>
          <table:table-cell office:value-type="float" office:value="8552" calcext:value-type="float">
            <text:p>8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0% 0% 0% 0% 90%</text:p>
          </table:table-cell>
          <table:table-cell office:value-type="float" office:value="47.509" calcext:value-type="float">
            <text:p>47.50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366" calcext:value-type="float">
            <text:p>47.366</text:p>
          </table:table-cell>
          <table:table-cell office:value-type="float" office:value="8684" calcext:value-type="float">
            <text:p>8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00% 0% 0% 0% 0%</text:p>
          </table:table-cell>
          <table:table-cell office:value-type="float" office:value="47.371" calcext:value-type="float">
            <text:p>47.37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473" calcext:value-type="float">
            <text:p>47.473</text:p>
          </table:table-cell>
          <table:table-cell office:value-type="float" office:value="8772" calcext:value-type="float">
            <text:p>8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100% 0%</text:p>
          </table:table-cell>
          <table:table-cell office:value-type="float" office:value="47.479" calcext:value-type="float">
            <text:p>47.47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99" calcext:value-type="float">
            <text:p>47.299</text:p>
          </table:table-cell>
          <table:table-cell office:value-type="float" office:value="8660" calcext:value-type="float">
            <text:p>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0% 100%</text:p>
          </table:table-cell>
          <table:table-cell office:value-type="float" office:value="47.305" calcext:value-type="float">
            <text:p>47.30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009" calcext:value-type="float">
            <text:p>47.009</text:p>
          </table:table-cell>
          <table:table-cell office:value-type="float" office:value="8612" calcext:value-type="float">
            <text:p>8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7% 0% 0% 0% 53%</text:p>
          </table:table-cell>
          <table:table-cell office:value-type="float" office:value="47.015" calcext:value-type="float">
            <text:p>47.01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33" calcext:value-type="float">
            <text:p>47.233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72% 0% 0% 0% 28%</text:p>
          </table:table-cell>
          <table:table-cell office:value-type="float" office:value="47.239" calcext:value-type="float">
            <text:p>47.23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6.509" calcext:value-type="float">
            <text:p>46.509</text:p>
          </table:table-cell>
          <table:table-cell office:value-type="float" office:value="8672" calcext:value-type="float">
            <text:p>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46.515" calcext:value-type="float">
            <text:p>46.515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5.736" calcext:value-type="float">
            <text:p>325.736</text:p>
          </table:table-cell>
          <table:table-cell office:value-type="float" office:value="270360" calcext:value-type="float">
            <text:p>270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70% 0% 0% 0% 30% 0%</text:p>
          </table:table-cell>
          <table:table-cell office:value-type="float" office:value="325.353" calcext:value-type="float">
            <text:p>325.353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3.521" calcext:value-type="float">
            <text:p>323.521</text:p>
          </table:table-cell>
          <table:table-cell office:value-type="float" office:value="271844" calcext:value-type="float">
            <text:p>27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23.098" calcext:value-type="float">
            <text:p>323.09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6.695" calcext:value-type="float">
            <text:p>326.695</text:p>
          </table:table-cell>
          <table:table-cell office:value-type="float" office:value="270860" calcext:value-type="float">
            <text:p>270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26.277" calcext:value-type="float">
            <text:p>326.277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4.018" calcext:value-type="float">
            <text:p>324.018</text:p>
          </table:table-cell>
          <table:table-cell office:value-type="float" office:value="271572" calcext:value-type="float">
            <text:p>271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7% 0% 0% 0% 53% 0%</text:p>
          </table:table-cell>
          <table:table-cell office:value-type="float" office:value="323.593" calcext:value-type="float">
            <text:p>323.593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3.893" calcext:value-type="float">
            <text:p>323.893</text:p>
          </table:table-cell>
          <table:table-cell office:value-type="float" office:value="271668" calcext:value-type="float">
            <text:p>271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2% 0% 0% 0% 18% 0% 0%</text:p>
          </table:table-cell>
          <table:table-cell office:value-type="float" office:value="323.482" calcext:value-type="float">
            <text:p>323.482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5.135" calcext:value-type="float">
            <text:p>325.135</text:p>
          </table:table-cell>
          <table:table-cell office:value-type="float" office:value="271660" calcext:value-type="float">
            <text:p>271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60% 0% 0% 0% 40% 0% 0%</text:p>
          </table:table-cell>
          <table:table-cell office:value-type="float" office:value="324.738" calcext:value-type="float">
            <text:p>324.73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7.712" calcext:value-type="float">
            <text:p>327.712</text:p>
          </table:table-cell>
          <table:table-cell office:value-type="float" office:value="271088" calcext:value-type="float">
            <text:p>271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86% 0% 0% 0% 14% 0%</text:p>
          </table:table-cell>
          <table:table-cell office:value-type="float" office:value="327.286" calcext:value-type="float">
            <text:p>327.286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4.896" calcext:value-type="float">
            <text:p>334.896</text:p>
          </table:table-cell>
          <table:table-cell office:value-type="float" office:value="270780" calcext:value-type="float">
            <text:p>270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0% 0% 0% 2% 0% 0% 0%</text:p>
          </table:table-cell>
          <table:table-cell office:value-type="float" office:value="334.478" calcext:value-type="float">
            <text:p>334.47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2.302" calcext:value-type="float">
            <text:p>332.302</text:p>
          </table:table-cell>
          <table:table-cell office:value-type="float" office:value="270740" calcext:value-type="float">
            <text:p>270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3% 0% 0% 0% 57%</text:p>
          </table:table-cell>
          <table:table-cell office:value-type="float" office:value="331.878" calcext:value-type="float">
            <text:p>331.87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5.804" calcext:value-type="float">
            <text:p>325.804</text:p>
          </table:table-cell>
          <table:table-cell office:value-type="float" office:value="272112" calcext:value-type="float">
            <text:p>272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25.385" calcext:value-type="float">
            <text:p>325.385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9" calcext:value-type="float">
            <text:p>2.009</text:p>
          </table:table-cell>
          <table:table-cell office:value-type="float" office:value="255372" calcext:value-type="float">
            <text:p>255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96% 5% 5% 5% 8% 5%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5" calcext:value-type="float">
            <text:p>2.005</text:p>
          </table:table-cell>
          <table:table-cell office:value-type="float" office:value="255476" calcext:value-type="float">
            <text:p>255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5% 99% 6% 5% 5% 5% 5%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7" calcext:value-type="float">
            <text:p>2.007</text:p>
          </table:table-cell>
          <table:table-cell office:value-type="float" office:value="255424" calcext:value-type="float">
            <text:p>255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99% 4% 5% 4% 4% 5%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16" calcext:value-type="float">
            <text:p>2.016</text:p>
          </table:table-cell>
          <table:table-cell office:value-type="float" office:value="255668" calcext:value-type="float">
            <text:p>255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5% 98% 5% 5% 5% 6%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58" calcext:value-type="float">
            <text:p>2.058</text:p>
          </table:table-cell>
          <table:table-cell office:value-type="float" office:value="254988" calcext:value-type="float">
            <text:p>254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4% 70% 4% 5% 4% 33%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6" calcext:value-type="float">
            <text:p>2.006</text:p>
          </table:table-cell>
          <table:table-cell office:value-type="float" office:value="255068" calcext:value-type="float">
            <text:p>255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5% 5% 6% 5% 4% 5% 5%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89" calcext:value-type="float">
            <text:p>2.089</text:p>
          </table:table-cell>
          <table:table-cell office:value-type="float" office:value="255120" calcext:value-type="float">
            <text:p>25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% 4% 4% 4% 45% 6% 5% 5%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2" calcext:value-type="float">
            <text:p>2.02</text:p>
          </table:table-cell>
          <table:table-cell office:value-type="float" office:value="255800" calcext:value-type="float">
            <text:p>25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5% 80% 5% 5% 5% 23%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5" calcext:value-type="float">
            <text:p>2.005</text:p>
          </table:table-cell>
          <table:table-cell office:value-type="float" office:value="255780" calcext:value-type="float">
            <text:p>255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% 99% 5% 5% 5% 5% 5%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1" calcext:value-type="float">
            <text:p>2.001</text:p>
          </table:table-cell>
          <table:table-cell office:value-type="float" office:value="255792" calcext:value-type="float">
            <text:p>255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99% 5% 5% 5% 5% 5% 5%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4" calcext:value-type="float">
            <text:p>2.024</text:p>
          </table:table-cell>
          <table:table-cell office:value-type="float" office:value="258784" calcext:value-type="float">
            <text:p>258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5% 4% 5% 4% 5% 4% 4%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35" calcext:value-type="float">
            <text:p>2.035</text:p>
          </table:table-cell>
          <table:table-cell office:value-type="float" office:value="263212" calcext:value-type="float">
            <text:p>26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4% 91% 4% 4% 4% 13%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17" calcext:value-type="float">
            <text:p>2.017</text:p>
          </table:table-cell>
          <table:table-cell office:value-type="float" office:value="254388" calcext:value-type="float">
            <text:p>254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5% 5% 5% 5% 5% 5% 5%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1" calcext:value-type="float">
            <text:p>2.021</text:p>
          </table:table-cell>
          <table:table-cell office:value-type="float" office:value="254280" calcext:value-type="float">
            <text:p>254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5% 5% 5% 11% 5% 4% 4%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12" calcext:value-type="float">
            <text:p>2.012</text:p>
          </table:table-cell>
          <table:table-cell office:value-type="float" office:value="253404" calcext:value-type="float">
            <text:p>253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00% 5% 5% 5% 5% 5% 4%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103" calcext:value-type="float">
            <text:p>2.103</text:p>
          </table:table-cell>
          <table:table-cell office:value-type="float" office:value="254596" calcext:value-type="float">
            <text:p>254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4% 5% 4% 100% 4% 4%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12" calcext:value-type="float">
            <text:p>2.012</text:p>
          </table:table-cell>
          <table:table-cell office:value-type="float" office:value="254216" calcext:value-type="float">
            <text:p>254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99% 5% 5% 5% 4% 5% 5%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1" calcext:value-type="float">
            <text:p>2.021</text:p>
          </table:table-cell>
          <table:table-cell office:value-type="float" office:value="260920" calcext:value-type="float">
            <text:p>260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% 6% 5% 4% 5% 98% 5%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101" calcext:value-type="float">
            <text:p>2.101</text:p>
          </table:table-cell>
          <table:table-cell office:value-type="float" office:value="254396" calcext:value-type="float">
            <text:p>254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5% 4% 5% 100% 4% 4%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1" calcext:value-type="float">
            <text:p>2.021</text:p>
          </table:table-cell>
          <table:table-cell office:value-type="float" office:value="269784" calcext:value-type="float">
            <text:p>269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9% 4% 4% 5% 55% 4% 4%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5" calcext:value-type="float">
            <text:p>2.665</text:p>
          </table:table-cell>
          <table:table-cell office:value-type="float" office:value="9372" calcext:value-type="float">
            <text:p>9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49% 0% 0% 0% 51% 0% 0%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5" calcext:value-type="float">
            <text:p>2.665</text:p>
          </table:table-cell>
          <table:table-cell office:value-type="float" office:value="9384" calcext:value-type="float">
            <text:p>9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0% 0% 0% 1% 0% 0% 0%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4" calcext:value-type="float">
            <text:p>2.664</text:p>
          </table:table-cell>
          <table:table-cell office:value-type="float" office:value="9412" calcext:value-type="float">
            <text:p>9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% 0% 0% 0% 99% 0% 0%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59" calcext:value-type="float">
            <text:p>2.659</text:p>
          </table:table-cell>
          <table:table-cell office:value-type="float" office:value="9532" calcext:value-type="float">
            <text:p>9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% 0% 0% 0% 34% 0% 0% 0%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4" calcext:value-type="float">
            <text:p>2.664</text:p>
          </table:table-cell>
          <table:table-cell office:value-type="float" office:value="9560" calcext:value-type="float">
            <text:p>9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2.665" calcext:value-type="float">
            <text:p>2.665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6" calcext:value-type="float">
            <text:p>2.666</text:p>
          </table:table-cell>
          <table:table-cell office:value-type="float" office:value="9584" calcext:value-type="float">
            <text:p>9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2.667" calcext:value-type="float">
            <text:p>2.667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3" calcext:value-type="float">
            <text:p>2.663</text:p>
          </table:table-cell>
          <table:table-cell office:value-type="float" office:value="9424" calcext:value-type="float">
            <text:p>9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2.664" calcext:value-type="float">
            <text:p>2.664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" calcext:value-type="float">
            <text:p>2.66</text:p>
          </table:table-cell>
          <table:table-cell office:value-type="float" office:value="9396" calcext:value-type="float">
            <text:p>9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2.661" calcext:value-type="float">
            <text:p>2.661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59" calcext:value-type="float">
            <text:p>2.659</text:p>
          </table:table-cell>
          <table:table-cell office:value-type="float" office:value="9456" calcext:value-type="float">
            <text:p>9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59" calcext:value-type="float">
            <text:p>2.659</text:p>
          </table:table-cell>
          <table:table-cell office:value-type="float" office:value="9520" calcext:value-type="float">
            <text:p>9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6.054" calcext:value-type="float">
            <text:p>46.054</text:p>
          </table:table-cell>
          <table:table-cell office:value-type="float" office:value="236200" calcext:value-type="float">
            <text:p>23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5% 0% 0% 0% 65% 0%</text:p>
          </table:table-cell>
          <table:table-cell office:value-type="float" office:value="45.776" calcext:value-type="float">
            <text:p>45.776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" calcext:value-type="float">
            <text:p>45</text:p>
          </table:table-cell>
          <table:table-cell office:value-type="float" office:value="236216" calcext:value-type="float">
            <text:p>236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1% 0% 0% 0% 19% 0% 0%</text:p>
          </table:table-cell>
          <table:table-cell office:value-type="float" office:value="44.538" calcext:value-type="float">
            <text:p>44.538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88" calcext:value-type="float">
            <text:p>44.988</text:p>
          </table:table-cell>
          <table:table-cell office:value-type="float" office:value="236124" calcext:value-type="float">
            <text:p>236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44.523" calcext:value-type="float">
            <text:p>44.523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007" calcext:value-type="float">
            <text:p>45.007</text:p>
          </table:table-cell>
          <table:table-cell office:value-type="float" office:value="237076" calcext:value-type="float">
            <text:p>237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79% 0% 1% 8% 21% 0%</text:p>
          </table:table-cell>
          <table:table-cell office:value-type="float" office:value="44.543" calcext:value-type="float">
            <text:p>44.543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78" calcext:value-type="float">
            <text:p>44.978</text:p>
          </table:table-cell>
          <table:table-cell office:value-type="float" office:value="236532" calcext:value-type="float">
            <text:p>236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100% 0%</text:p>
          </table:table-cell>
          <table:table-cell office:value-type="float" office:value="44.513" calcext:value-type="float">
            <text:p>44.513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94" calcext:value-type="float">
            <text:p>44.994</text:p>
          </table:table-cell>
          <table:table-cell office:value-type="float" office:value="236512" calcext:value-type="float">
            <text:p>236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1% 0% 0% 0% 89%</text:p>
          </table:table-cell>
          <table:table-cell office:value-type="float" office:value="44.53" calcext:value-type="float">
            <text:p>44.53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9" calcext:value-type="float">
            <text:p>44.99</text:p>
          </table:table-cell>
          <table:table-cell office:value-type="float" office:value="237304" calcext:value-type="float">
            <text:p>237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9% 0% 0% 0% 1% 0%</text:p>
          </table:table-cell>
          <table:table-cell office:value-type="float" office:value="44.524" calcext:value-type="float">
            <text:p>44.524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91" calcext:value-type="float">
            <text:p>44.991</text:p>
          </table:table-cell>
          <table:table-cell office:value-type="float" office:value="236432" calcext:value-type="float">
            <text:p>23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44.526" calcext:value-type="float">
            <text:p>44.526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92" calcext:value-type="float">
            <text:p>44.992</text:p>
          </table:table-cell>
          <table:table-cell office:value-type="float" office:value="236624" calcext:value-type="float">
            <text:p>236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44.528" calcext:value-type="float">
            <text:p>44.528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013" calcext:value-type="float">
            <text:p>45.013</text:p>
          </table:table-cell>
          <table:table-cell office:value-type="float" office:value="235848" calcext:value-type="float">
            <text:p>235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89% 0% 0% 0% 12%</text:p>
          </table:table-cell>
          <table:table-cell office:value-type="float" office:value="44.548" calcext:value-type="float">
            <text:p>44.548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2.943" calcext:value-type="float">
            <text:p>772.943</text:p>
          </table:table-cell>
          <table:table-cell office:value-type="float" office:value="246016" calcext:value-type="float">
            <text:p>246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2% 0% 0% 0% 58% 0%</text:p>
          </table:table-cell>
          <table:table-cell office:value-type="float" office:value="772.686" calcext:value-type="float">
            <text:p>772.686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3.785" calcext:value-type="float">
            <text:p>773.785</text:p>
          </table:table-cell>
          <table:table-cell office:value-type="float" office:value="245336" calcext:value-type="float">
            <text:p>245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5% 0% 0% 0% 35% 0%</text:p>
          </table:table-cell>
          <table:table-cell office:value-type="float" office:value="773.534" calcext:value-type="float">
            <text:p>773.534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87.504" calcext:value-type="float">
            <text:p>787.504</text:p>
          </table:table-cell>
          <table:table-cell office:value-type="float" office:value="245540" calcext:value-type="float">
            <text:p>245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4% 39% 0% 0% 6% 42% 0%</text:p>
          </table:table-cell>
          <table:table-cell office:value-type="float" office:value="787.265" calcext:value-type="float">
            <text:p>787.265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69.548" calcext:value-type="float">
            <text:p>769.548</text:p>
          </table:table-cell>
          <table:table-cell office:value-type="float" office:value="245484" calcext:value-type="float">
            <text:p>245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0% 2% 0% 5% 0% 1% 0%</text:p>
          </table:table-cell>
          <table:table-cell office:value-type="float" office:value="769.304" calcext:value-type="float">
            <text:p>769.304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8.163" calcext:value-type="float">
            <text:p>778.163</text:p>
          </table:table-cell>
          <table:table-cell office:value-type="float" office:value="245624" calcext:value-type="float">
            <text:p>245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2% 0% 0% 0% 28% 0% 0%</text:p>
          </table:table-cell>
          <table:table-cell office:value-type="float" office:value="777.955" calcext:value-type="float">
            <text:p>777.955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87.161" calcext:value-type="float">
            <text:p>787.161</text:p>
          </table:table-cell>
          <table:table-cell office:value-type="float" office:value="245964" calcext:value-type="float">
            <text:p>245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0% 0% 0% 5% 0% 0% 0%</text:p>
          </table:table-cell>
          <table:table-cell office:value-type="float" office:value="786.925" calcext:value-type="float">
            <text:p>786.925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4.11" calcext:value-type="float">
            <text:p>774.11</text:p>
          </table:table-cell>
          <table:table-cell office:value-type="float" office:value="245628" calcext:value-type="float">
            <text:p>245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58% 4% 0% 0% 33% 6% 0%</text:p>
          </table:table-cell>
          <table:table-cell office:value-type="float" office:value="773.914" calcext:value-type="float">
            <text:p>773.914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0.193" calcext:value-type="float">
            <text:p>770.193</text:p>
          </table:table-cell>
          <table:table-cell office:value-type="float" office:value="245776" calcext:value-type="float">
            <text:p>245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% 17% 0% 0% 4% 14% 0% 0%</text:p>
          </table:table-cell>
          <table:table-cell office:value-type="float" office:value="769.984" calcext:value-type="float">
            <text:p>769.984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7.561" calcext:value-type="float">
            <text:p>777.561</text:p>
          </table:table-cell>
          <table:table-cell office:value-type="float" office:value="245488" calcext:value-type="float">
            <text:p>245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% 21% 19% 0% 9% 19% 27%</text:p>
          </table:table-cell>
          <table:table-cell office:value-type="float" office:value="777.342" calcext:value-type="float">
            <text:p>777.342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5.327" calcext:value-type="float">
            <text:p>775.327</text:p>
          </table:table-cell>
          <table:table-cell office:value-type="float" office:value="245760" calcext:value-type="float">
            <text:p>245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% 0% 0% 0% 5% 0% 0% 0%</text:p>
          </table:table-cell>
          <table:table-cell office:value-type="float" office:value="775.103" calcext:value-type="float">
            <text:p>775.103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43.443" calcext:value-type="float">
            <text:p>343.443</text:p>
          </table:table-cell>
          <table:table-cell office:value-type="float" office:value="9944" calcext:value-type="float">
            <text:p>9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3% 58% 3% 1% 4% 16%</text:p>
          </table:table-cell>
          <table:table-cell office:value-type="float" office:value="343.497" calcext:value-type="float">
            <text:p>343.497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8.966" calcext:value-type="float">
            <text:p>338.966</text:p>
          </table:table-cell>
          <table:table-cell office:value-type="float" office:value="10028" calcext:value-type="float">
            <text:p>10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4.676" calcext:value-type="float">
            <text:p>334.676</text:p>
          </table:table-cell>
          <table:table-cell office:value-type="float" office:value="10004" calcext:value-type="float">
            <text:p>10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0% 0% 0% 0% 30% 0% 0%</text:p>
          </table:table-cell>
          <table:table-cell office:value-type="float" office:value="334.735" calcext:value-type="float">
            <text:p>334.735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5.237" calcext:value-type="float">
            <text:p>335.237</text:p>
          </table:table-cell>
          <table:table-cell office:value-type="float" office:value="10072" calcext:value-type="float">
            <text:p>10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35.267" calcext:value-type="float">
            <text:p>335.267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5.827" calcext:value-type="float">
            <text:p>335.827</text:p>
          </table:table-cell>
          <table:table-cell office:value-type="float" office:value="10028" calcext:value-type="float">
            <text:p>10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335.86" calcext:value-type="float">
            <text:p>335.86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4.415" calcext:value-type="float">
            <text:p>334.415</text:p>
          </table:table-cell>
          <table:table-cell office:value-type="float" office:value="9944" calcext:value-type="float">
            <text:p>9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2% 0% 0% 0% 38% 0%</text:p>
          </table:table-cell>
          <table:table-cell office:value-type="float" office:value="334.447" calcext:value-type="float">
            <text:p>334.447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5.667" calcext:value-type="float">
            <text:p>335.667</text:p>
          </table:table-cell>
          <table:table-cell office:value-type="float" office:value="10144" calcext:value-type="float">
            <text:p>10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8% 0% 0% 0% 12% 0% 0%</text:p>
          </table:table-cell>
          <table:table-cell office:value-type="float" office:value="335.709" calcext:value-type="float">
            <text:p>335.709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7.544" calcext:value-type="float">
            <text:p>337.544</text:p>
          </table:table-cell>
          <table:table-cell office:value-type="float" office:value="9944" calcext:value-type="float">
            <text:p>9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37.573" calcext:value-type="float">
            <text:p>337.573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4.265" calcext:value-type="float">
            <text:p>334.26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6% 0% 0% 0% 14% 0% 0%</text:p>
          </table:table-cell>
          <table:table-cell office:value-type="float" office:value="334.309" calcext:value-type="float">
            <text:p>334.309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7.243" calcext:value-type="float">
            <text:p>337.243</text:p>
          </table:table-cell>
          <table:table-cell office:value-type="float" office:value="10112" calcext:value-type="float">
            <text:p>10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337.274" calcext:value-type="float">
            <text:p>337.274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342" calcext:value-type="float">
            <text:p>3.342</text:p>
          </table:table-cell>
          <table:table-cell office:value-type="float" office:value="227144" calcext:value-type="float">
            <text:p>227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% 4% 1% 1% 62% 1% 1% 1%</text:p>
          </table:table-cell>
          <table:table-cell office:value-type="float" office:value="5.532" calcext:value-type="float">
            <text:p>5.532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8" calcext:value-type="float">
            <text:p>3.258</text:p>
          </table:table-cell>
          <table:table-cell office:value-type="float" office:value="227200" calcext:value-type="float">
            <text:p>22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2% 97% 3% 2% 3% 5% 3%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5" calcext:value-type="float">
            <text:p>3.255</text:p>
          </table:table-cell>
          <table:table-cell office:value-type="float" office:value="227456" calcext:value-type="float">
            <text:p>227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80% 3% 3% 3% 22% 3%</text:p>
          </table:table-cell>
          <table:table-cell office:value-type="float" office:value="2.787" calcext:value-type="float">
            <text:p>2.787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9" calcext:value-type="float">
            <text:p>3.259</text:p>
          </table:table-cell>
          <table:table-cell office:value-type="float" office:value="227548" calcext:value-type="float">
            <text:p>227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99% 2% 3% 2% 3% 3% 3%</text:p>
          </table:table-cell>
          <table:table-cell office:value-type="float" office:value="2.791" calcext:value-type="float">
            <text:p>2.791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" calcext:value-type="float">
            <text:p>3.25</text:p>
          </table:table-cell>
          <table:table-cell office:value-type="float" office:value="227600" calcext:value-type="float">
            <text:p>22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3% 3% 100% 3% 2%</text:p>
          </table:table-cell>
          <table:table-cell office:value-type="float" office:value="2.782" calcext:value-type="float">
            <text:p>2.782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441" calcext:value-type="float">
            <text:p>3.441</text:p>
          </table:table-cell>
          <table:table-cell office:value-type="float" office:value="227400" calcext:value-type="float">
            <text:p>22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88% 2% 3% 2% 14% 2%</text:p>
          </table:table-cell>
          <table:table-cell office:value-type="float" office:value="2.972" calcext:value-type="float">
            <text:p>2.972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6" calcext:value-type="float">
            <text:p>3.26</text:p>
          </table:table-cell>
          <table:table-cell office:value-type="float" office:value="228068" calcext:value-type="float">
            <text:p>228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3% 15% 2% 3% 3% 87%</text:p>
          </table:table-cell>
          <table:table-cell office:value-type="float" office:value="2.791" calcext:value-type="float">
            <text:p>2.791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662" calcext:value-type="float">
            <text:p>3.662</text:p>
          </table:table-cell>
          <table:table-cell office:value-type="float" office:value="228040" calcext:value-type="float">
            <text:p>228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00% 2% 2% 2% 2% 2% 3%</text:p>
          </table:table-cell>
          <table:table-cell office:value-type="float" office:value="3.194" calcext:value-type="float">
            <text:p>3.194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6" calcext:value-type="float">
            <text:p>3.26</text:p>
          </table:table-cell>
          <table:table-cell office:value-type="float" office:value="227552" calcext:value-type="float">
            <text:p>227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2% 3% 89% 3% 3% 3% 14%</text:p>
          </table:table-cell>
          <table:table-cell office:value-type="float" office:value="2.791" calcext:value-type="float">
            <text:p>2.791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4" calcext:value-type="float">
            <text:p>3.254</text:p>
          </table:table-cell>
          <table:table-cell office:value-type="float" office:value="228076" calcext:value-type="float">
            <text:p>228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3% 3% 3% 2% 100%</text:p>
          </table:table-cell>
          <table:table-cell office:value-type="float" office:value="2.785" calcext:value-type="float">
            <text:p>2.785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81" calcext:value-type="float">
            <text:p>11.081</text:p>
          </table:table-cell>
          <table:table-cell office:value-type="float" office:value="359080" calcext:value-type="float">
            <text:p>359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83% 6% 6% 6% 22% 7% 7%</text:p>
          </table:table-cell>
          <table:table-cell office:value-type="float" office:value="11.091" calcext:value-type="float">
            <text:p>11.09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69" calcext:value-type="float">
            <text:p>10.969</text:p>
          </table:table-cell>
          <table:table-cell office:value-type="float" office:value="331284" calcext:value-type="float">
            <text:p>331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% 79% 2% 3% 2% 23%</text:p>
          </table:table-cell>
          <table:table-cell office:value-type="float" office:value="10.973" calcext:value-type="float">
            <text:p>10.973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16" calcext:value-type="float">
            <text:p>11.016</text:p>
          </table:table-cell>
          <table:table-cell office:value-type="float" office:value="354140" calcext:value-type="float">
            <text:p>354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% 22% 60% 5% 4% 7% 22%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53" calcext:value-type="float">
            <text:p>11.053</text:p>
          </table:table-cell>
          <table:table-cell office:value-type="float" office:value="390860" calcext:value-type="float">
            <text:p>390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% 4% 43% 3% 4% 4% 60%</text:p>
          </table:table-cell>
          <table:table-cell office:value-type="float" office:value="11.058" calcext:value-type="float">
            <text:p>11.058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85" calcext:value-type="float">
            <text:p>10.985</text:p>
          </table:table-cell>
          <table:table-cell office:value-type="float" office:value="329572" calcext:value-type="float">
            <text:p>329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% 5% 4% 5% 31% 6% 4% 7%</text:p>
          </table:table-cell>
          <table:table-cell office:value-type="float" office:value="10.988" calcext:value-type="float">
            <text:p>10.988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107" calcext:value-type="float">
            <text:p>11.107</text:p>
          </table:table-cell>
          <table:table-cell office:value-type="float" office:value="358920" calcext:value-type="float">
            <text:p>358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6% 79% 5% 6% 6% 28% 5%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43" calcext:value-type="float">
            <text:p>11.043</text:p>
          </table:table-cell>
          <table:table-cell office:value-type="float" office:value="374248" calcext:value-type="float">
            <text:p>374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% 22% 5% 5% 14% 46% 4% 4%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852" calcext:value-type="float">
            <text:p>10.852</text:p>
          </table:table-cell>
          <table:table-cell office:value-type="float" office:value="375316" calcext:value-type="float">
            <text:p>375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23% 1% 0% 0% 77% 0%</text:p>
          </table:table-cell>
          <table:table-cell office:value-type="float" office:value="10.855" calcext:value-type="float">
            <text:p>10.855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19" calcext:value-type="float">
            <text:p>10.919</text:p>
          </table:table-cell>
          <table:table-cell office:value-type="float" office:value="347636" calcext:value-type="float">
            <text:p>347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74% 1% 0% 0% 26%</text:p>
          </table:table-cell>
          <table:table-cell office:value-type="float" office:value="10.921" calcext:value-type="float">
            <text:p>10.92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37" calcext:value-type="float">
            <text:p>10.937</text:p>
          </table:table-cell>
          <table:table-cell office:value-type="float" office:value="340556" calcext:value-type="float">
            <text:p>340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9% 0% 0% 0% 61% 0%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48" calcext:value-type="float">
            <text:p>3.048</text:p>
          </table:table-cell>
          <table:table-cell office:value-type="float" office:value="328232" calcext:value-type="float">
            <text:p>328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40% 3% 3% 2% 62% 2%</text:p>
          </table:table-cell>
          <table:table-cell office:value-type="float" office:value="2.582" calcext:value-type="float">
            <text:p>2.582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32" calcext:value-type="float">
            <text:p>3.032</text:p>
          </table:table-cell>
          <table:table-cell office:value-type="float" office:value="327476" calcext:value-type="float">
            <text:p>327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% 3% 70% 3% 3% 3% 32%</text:p>
          </table:table-cell>
          <table:table-cell office:value-type="float" office:value="2.566" calcext:value-type="float">
            <text:p>2.566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38" calcext:value-type="float">
            <text:p>3.038</text:p>
          </table:table-cell>
          <table:table-cell office:value-type="float" office:value="327932" calcext:value-type="float">
            <text:p>327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4% 100% 5% 5% 2% 3%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96" calcext:value-type="float">
            <text:p>3.096</text:p>
          </table:table-cell>
          <table:table-cell office:value-type="float" office:value="346200" calcext:value-type="float">
            <text:p>34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% 17% 13% 15% 56% 17% 15% 17%</text:p>
          </table:table-cell>
          <table:table-cell office:value-type="float" office:value="2.632" calcext:value-type="float">
            <text:p>2.632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81" calcext:value-type="float">
            <text:p>3.081</text:p>
          </table:table-cell>
          <table:table-cell office:value-type="float" office:value="382540" calcext:value-type="float">
            <text:p>38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% 10% 9% 8% 28% 14% 10% 10%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143" calcext:value-type="float">
            <text:p>3.143</text:p>
          </table:table-cell>
          <table:table-cell office:value-type="float" office:value="327804" calcext:value-type="float">
            <text:p>327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% 14% 51% 14% 32% 11% 30% 13%</text:p>
          </table:table-cell>
          <table:table-cell office:value-type="float" office:value="2.702" calcext:value-type="float">
            <text:p>2.702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32" calcext:value-type="float">
            <text:p>3.032</text:p>
          </table:table-cell>
          <table:table-cell office:value-type="float" office:value="382128" calcext:value-type="float">
            <text:p>382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% 6% 6% 10% 42% 10% 7% 8%</text:p>
          </table:table-cell>
          <table:table-cell office:value-type="float" office:value="2.621" calcext:value-type="float">
            <text:p>2.621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04" calcext:value-type="float">
            <text:p>3.004</text:p>
          </table:table-cell>
          <table:table-cell office:value-type="float" office:value="327944" calcext:value-type="float">
            <text:p>327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70% 6% 7% 8% 34% 8% 6%</text:p>
          </table:table-cell>
          <table:table-cell office:value-type="float" office:value="2.608" calcext:value-type="float">
            <text:p>2.608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278" calcext:value-type="float">
            <text:p>3.278</text:p>
          </table:table-cell>
          <table:table-cell office:value-type="float" office:value="382164" calcext:value-type="float">
            <text:p>382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% 21% 20% 92% 27% 26% 23% 29%</text:p>
          </table:table-cell>
          <table:table-cell office:value-type="float" office:value="2.838" calcext:value-type="float">
            <text:p>2.838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11" calcext:value-type="float">
            <text:p>3.011</text:p>
          </table:table-cell>
          <table:table-cell office:value-type="float" office:value="327532" calcext:value-type="float">
            <text:p>327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% 13% 13% 19% 13% 12% 12% 92%</text:p>
          </table:table-cell>
          <table:table-cell office:value-type="float" office:value="2.662" calcext:value-type="float">
            <text:p>2.662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37" calcext:value-type="float">
            <text:p>5.437</text:p>
          </table:table-cell>
          <table:table-cell office:value-type="float" office:value="610592" calcext:value-type="float">
            <text:p>610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55% 2% 2% 1% 47% 2%</text:p>
          </table:table-cell>
          <table:table-cell office:value-type="float" office:value="4.971" calcext:value-type="float">
            <text:p>4.97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25" calcext:value-type="float">
            <text:p>5.425</text:p>
          </table:table-cell>
          <table:table-cell office:value-type="float" office:value="616136" calcext:value-type="float">
            <text:p>616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3% 1% 62% 3% 2% 3% 39%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24" calcext:value-type="float">
            <text:p>5.424</text:p>
          </table:table-cell>
          <table:table-cell office:value-type="float" office:value="618660" calcext:value-type="float">
            <text:p>61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% 1% 54% 2% 1% 1% 47%</text:p>
          </table:table-cell>
          <table:table-cell office:value-type="float" office:value="4.957" calcext:value-type="float">
            <text:p>4.957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17" calcext:value-type="float">
            <text:p>5.417</text:p>
          </table:table-cell>
          <table:table-cell office:value-type="float" office:value="622880" calcext:value-type="float">
            <text:p>622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3% 2% 2% 2% 98% 1%</text:p>
          </table:table-cell>
          <table:table-cell office:value-type="float" office:value="4.951" calcext:value-type="float">
            <text:p>4.95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68" calcext:value-type="float">
            <text:p>5.468</text:p>
          </table:table-cell>
          <table:table-cell office:value-type="float" office:value="592872" calcext:value-type="float">
            <text:p>592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3% 2% 2% 8% 2% 2% 2%</text:p>
          </table:table-cell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25" calcext:value-type="float">
            <text:p>5.425</text:p>
          </table:table-cell>
          <table:table-cell office:value-type="float" office:value="618436" calcext:value-type="float">
            <text:p>618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% 1% 1% 2% 9% 1% 2% 1%</text:p>
          </table:table-cell>
          <table:table-cell office:value-type="float" office:value="4.959" calcext:value-type="float">
            <text:p>4.959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45" calcext:value-type="float">
            <text:p>5.445</text:p>
          </table:table-cell>
          <table:table-cell office:value-type="float" office:value="605052" calcext:value-type="float">
            <text:p>605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71% 1% 2% 2% 30% 2%</text:p>
          </table:table-cell>
          <table:table-cell office:value-type="float" office:value="4.979" calcext:value-type="float">
            <text:p>4.979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43" calcext:value-type="float">
            <text:p>5.443</text:p>
          </table:table-cell>
          <table:table-cell office:value-type="float" office:value="609460" calcext:value-type="float">
            <text:p>609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9% 2% 1% 2% 82% 2% 2%</text:p>
          </table:table-cell>
          <table:table-cell office:value-type="float" office:value="4.978" calcext:value-type="float">
            <text:p>4.978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14" calcext:value-type="float">
            <text:p>5.414</text:p>
          </table:table-cell>
          <table:table-cell office:value-type="float" office:value="622844" calcext:value-type="float">
            <text:p>622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% 2% 2% 2% 14% 2% 2% 2%</text:p>
          </table:table-cell>
          <table:table-cell office:value-type="float" office:value="4.948" calcext:value-type="float">
            <text:p>4.948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3" calcext:value-type="float">
            <text:p>5.43</text:p>
          </table:table-cell>
          <table:table-cell office:value-type="float" office:value="613752" calcext:value-type="float">
            <text:p>613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58% 2% 1% 1% 43% 1% 2%</text:p>
          </table:table-cell>
          <table:table-cell office:value-type="float" office:value="4.964" calcext:value-type="float">
            <text:p>4.96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7" calcext:value-type="float">
            <text:p>1.97</text:p>
          </table:table-cell>
          <table:table-cell office:value-type="float" office:value="293436" calcext:value-type="float">
            <text:p>293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% 8% 6% 7% 20% 11% 9% 7%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43" calcext:value-type="float">
            <text:p>1.943</text:p>
          </table:table-cell>
          <table:table-cell office:value-type="float" office:value="293372" calcext:value-type="float">
            <text:p>293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71% 6% 6% 5% 34% 8% 7%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8" calcext:value-type="float">
            <text:p>1.958</text:p>
          </table:table-cell>
          <table:table-cell office:value-type="float" office:value="293272" calcext:value-type="float">
            <text:p>293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35% 11% 7% 6% 69% 7% 8%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89" calcext:value-type="float">
            <text:p>1.989</text:p>
          </table:table-cell>
          <table:table-cell office:value-type="float" office:value="293348" calcext:value-type="float">
            <text:p>293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57% 13% 13% 12% 49% 8% 12%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2" calcext:value-type="float">
            <text:p>1.952</text:p>
          </table:table-cell>
          <table:table-cell office:value-type="float" office:value="293584" calcext:value-type="float">
            <text:p>293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36% 9% 10% 10% 69% 9%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62" calcext:value-type="float">
            <text:p>1.962</text:p>
          </table:table-cell>
          <table:table-cell office:value-type="float" office:value="293776" calcext:value-type="float">
            <text:p>293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8% 6% 59% 8% 9% 9% 46%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3" calcext:value-type="float">
            <text:p>1.953</text:p>
          </table:table-cell>
          <table:table-cell office:value-type="float" office:value="294004" calcext:value-type="float">
            <text:p>294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34% 9% 7% 9% 70% 7% 8%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5" calcext:value-type="float">
            <text:p>1.955</text:p>
          </table:table-cell>
          <table:table-cell office:value-type="float" office:value="293488" calcext:value-type="float">
            <text:p>29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9% 66% 10% 9% 7% 38% 11%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2.014" calcext:value-type="float">
            <text:p>2.014</text:p>
          </table:table-cell>
          <table:table-cell office:value-type="float" office:value="293840" calcext:value-type="float">
            <text:p>293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45% 11% 14% 15% 68% 12% 14%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38" calcext:value-type="float">
            <text:p>1.938</text:p>
          </table:table-cell>
          <table:table-cell office:value-type="float" office:value="293820" calcext:value-type="float">
            <text:p>293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53% 7% 8% 5% 54% 8%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43" calcext:value-type="float">
            <text:p>2.043</text:p>
          </table:table-cell>
          <table:table-cell office:value-type="float" office:value="318520" calcext:value-type="float">
            <text:p>318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% 7% 8% 8% 45% 8% 6% 9%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28" calcext:value-type="float">
            <text:p>2.028</text:p>
          </table:table-cell>
          <table:table-cell office:value-type="float" office:value="319264" calcext:value-type="float">
            <text:p>319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12% 64% 8% 6% 11% 35% 6%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54" calcext:value-type="float">
            <text:p>2.054</text:p>
          </table:table-cell>
          <table:table-cell office:value-type="float" office:value="318064" calcext:value-type="float">
            <text:p>318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8% 9% 63% 7% 8% 21% 28%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37" calcext:value-type="float">
            <text:p>2.037</text:p>
          </table:table-cell>
          <table:table-cell office:value-type="float" office:value="318192" calcext:value-type="float">
            <text:p>31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6% 5% 8% 10% 50% 9% 6%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41" calcext:value-type="float">
            <text:p>2.041</text:p>
          </table:table-cell>
          <table:table-cell office:value-type="float" office:value="318840" calcext:value-type="float">
            <text:p>318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30% 8% 8% 7% 75% 9% 7%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104" calcext:value-type="float">
            <text:p>2.104</text:p>
          </table:table-cell>
          <table:table-cell office:value-type="float" office:value="318480" calcext:value-type="float">
            <text:p>318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15% 31% 16% 15% 14% 87% 15%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94" calcext:value-type="float">
            <text:p>2.094</text:p>
          </table:table-cell>
          <table:table-cell office:value-type="float" office:value="318808" calcext:value-type="float">
            <text:p>318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3% 47% 14% 10% 13% 62% 11%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102" calcext:value-type="float">
            <text:p>2.102</text:p>
          </table:table-cell>
          <table:table-cell office:value-type="float" office:value="317940" calcext:value-type="float">
            <text:p>317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12% 14% 98% 10% 12% 14% 10%</text:p>
          </table:table-cell>
          <table:table-cell office:value-type="float" office:value="1.652" calcext:value-type="float">
            <text:p>1.652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15" calcext:value-type="float">
            <text:p>2.015</text:p>
          </table:table-cell>
          <table:table-cell office:value-type="float" office:value="318868" calcext:value-type="float">
            <text:p>31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38% 23% 11% 15% 18% 56% 10%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3" calcext:value-type="float">
            <text:p>2.03</text:p>
          </table:table-cell>
          <table:table-cell office:value-type="float" office:value="317792" calcext:value-type="float">
            <text:p>317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29% 8% 23% 8% 36% 9% 40%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117" calcext:value-type="float">
            <text:p>1.117</text:p>
          </table:table-cell>
          <table:table-cell office:value-type="float" office:value="202908" calcext:value-type="float">
            <text:p>202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% 33% 27% 42% 29% 32% 32% 87%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3" calcext:value-type="float">
            <text:p>1.043</text:p>
          </table:table-cell>
          <table:table-cell office:value-type="float" office:value="198860" calcext:value-type="float">
            <text:p>198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5% 15% 92% 12% 14% 14% 22%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7" calcext:value-type="float">
            <text:p>1.047</text:p>
          </table:table-cell>
          <table:table-cell office:value-type="float" office:value="198548" calcext:value-type="float">
            <text:p>198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2% 17% 29% 16% 15% 17% 80%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7" calcext:value-type="float">
            <text:p>1.047</text:p>
          </table:table-cell>
          <table:table-cell office:value-type="float" office:value="198652" calcext:value-type="float">
            <text:p>198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4% 14% 12% 17% 16% 13% 98%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7" calcext:value-type="float">
            <text:p>1.047</text:p>
          </table:table-cell>
          <table:table-cell office:value-type="float" office:value="198600" calcext:value-type="float">
            <text:p>198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14% 12% 37% 13% 12% 12% 73%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36" calcext:value-type="float">
            <text:p>1.036</text:p>
          </table:table-cell>
          <table:table-cell office:value-type="float" office:value="198528" calcext:value-type="float">
            <text:p>198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% 14% 18% 12% 41% 14% 12% 15%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34" calcext:value-type="float">
            <text:p>1.034</text:p>
          </table:table-cell>
          <table:table-cell office:value-type="float" office:value="198864" calcext:value-type="float">
            <text:p>198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14% 14% 14% 11% 14% 15% 15%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9" calcext:value-type="float">
            <text:p>1.049</text:p>
          </table:table-cell>
          <table:table-cell office:value-type="float" office:value="198876" calcext:value-type="float">
            <text:p>198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93% 14% 12% 16% 21% 15% 12%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54" calcext:value-type="float">
            <text:p>1.054</text:p>
          </table:table-cell>
          <table:table-cell office:value-type="float" office:value="198548" calcext:value-type="float">
            <text:p>198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5% 13% 72% 12% 13% 12% 43%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38" calcext:value-type="float">
            <text:p>1.038</text:p>
          </table:table-cell>
          <table:table-cell office:value-type="float" office:value="198784" calcext:value-type="float">
            <text:p>198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4% 15% 36% 17% 52% 12% 37%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233" calcext:value-type="float">
            <text:p>20.233</text:p>
          </table:table-cell>
          <table:table-cell office:value-type="float" office:value="1016204" calcext:value-type="float">
            <text:p>1016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4% 3% 48% 3% 3% 3% 53%</text:p>
          </table:table-cell>
          <table:table-cell office:value-type="float" office:value="20.285" calcext:value-type="float">
            <text:p>20.285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457" calcext:value-type="float">
            <text:p>20.457</text:p>
          </table:table-cell>
          <table:table-cell office:value-type="float" office:value="1016456" calcext:value-type="float">
            <text:p>1016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22% 55% 4% 4% 11% 22%</text:p>
          </table:table-cell>
          <table:table-cell office:value-type="float" office:value="20.484" calcext:value-type="float">
            <text:p>20.48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142" calcext:value-type="float">
            <text:p>20.142</text:p>
          </table:table-cell>
          <table:table-cell office:value-type="float" office:value="1013324" calcext:value-type="float">
            <text:p>1013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64% 3% 2% 2% 37%</text:p>
          </table:table-cell>
          <table:table-cell office:value-type="float" office:value="20.18" calcext:value-type="float">
            <text:p>20.18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35" calcext:value-type="float">
            <text:p>20.35</text:p>
          </table:table-cell>
          <table:table-cell office:value-type="float" office:value="1011936" calcext:value-type="float">
            <text:p>1011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0% 3% 14% 3% 36% 3% 27%</text:p>
          </table:table-cell>
          <table:table-cell office:value-type="float" office:value="20.419" calcext:value-type="float">
            <text:p>20.419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1.382" calcext:value-type="float">
            <text:p>21.382</text:p>
          </table:table-cell>
          <table:table-cell office:value-type="float" office:value="1011984" calcext:value-type="float">
            <text:p>101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2% 33% 41% 19% 12% 18% 29%</text:p>
          </table:table-cell>
          <table:table-cell office:value-type="float" office:value="21.418" calcext:value-type="float">
            <text:p>21.418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1.083" calcext:value-type="float">
            <text:p>21.083</text:p>
          </table:table-cell>
          <table:table-cell office:value-type="float" office:value="1015988" calcext:value-type="float">
            <text:p>1015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% 10% 16% 25% 27% 9% 18% 24%</text:p>
          </table:table-cell>
          <table:table-cell office:value-type="float" office:value="21.113" calcext:value-type="float">
            <text:p>21.113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1.018" calcext:value-type="float">
            <text:p>21.018</text:p>
          </table:table-cell>
          <table:table-cell office:value-type="float" office:value="1016988" calcext:value-type="float">
            <text:p>1016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12% 13% 57% 9% 17% 10% 31%</text:p>
          </table:table-cell>
          <table:table-cell office:value-type="float" office:value="21.066" calcext:value-type="float">
            <text:p>21.066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409" calcext:value-type="float">
            <text:p>20.409</text:p>
          </table:table-cell>
          <table:table-cell office:value-type="float" office:value="1011440" calcext:value-type="float">
            <text:p>101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% 5% 25% 21% 26% 4% 18% 13%</text:p>
          </table:table-cell>
          <table:table-cell office:value-type="float" office:value="20.428" calcext:value-type="float">
            <text:p>20.428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259" calcext:value-type="float">
            <text:p>20.259</text:p>
          </table:table-cell>
          <table:table-cell office:value-type="float" office:value="1015460" calcext:value-type="float">
            <text:p>1015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4% 48% 2% 3% 2% 54%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126" calcext:value-type="float">
            <text:p>20.126</text:p>
          </table:table-cell>
          <table:table-cell office:value-type="float" office:value="1013344" calcext:value-type="float">
            <text:p>1013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% 43% 2% 2% 2% 58%</text:p>
          </table:table-cell>
          <table:table-cell office:value-type="float" office:value="20.179" calcext:value-type="float">
            <text:p>20.179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5" calcext:value-type="float">
            <text:p>1.5</text:p>
          </table:table-cell>
          <table:table-cell office:value-type="float" office:value="126460" calcext:value-type="float">
            <text:p>126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2% 10% 77% 10% 10% 11% 30%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1" calcext:value-type="float">
            <text:p>1.491</text:p>
          </table:table-cell>
          <table:table-cell office:value-type="float" office:value="126236" calcext:value-type="float">
            <text:p>126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% 11% 10% 10% 27% 7% 7% 9%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" calcext:value-type="float">
            <text:p>1.49</text:p>
          </table:table-cell>
          <table:table-cell office:value-type="float" office:value="125968" calcext:value-type="float">
            <text:p>125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% 17% 9% 13% 13% 24% 10% 9%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" calcext:value-type="float">
            <text:p>1.49</text:p>
          </table:table-cell>
          <table:table-cell office:value-type="float" office:value="126096" calcext:value-type="float">
            <text:p>126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% 10% 8% 13% 31% 10% 11% 30%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4" calcext:value-type="float">
            <text:p>1.494</text:p>
          </table:table-cell>
          <table:table-cell office:value-type="float" office:value="126444" calcext:value-type="float">
            <text:p>126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10% 11% 40% 9% 10% 9% 69%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88" calcext:value-type="float">
            <text:p>1.488</text:p>
          </table:table-cell>
          <table:table-cell office:value-type="float" office:value="126112" calcext:value-type="float">
            <text:p>126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9% 33% 14% 9% 10% 75%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84" calcext:value-type="float">
            <text:p>1.484</text:p>
          </table:table-cell>
          <table:table-cell office:value-type="float" office:value="126116" calcext:value-type="float">
            <text:p>126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12% 11% 10% 13% 9% 12% 9%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1" calcext:value-type="float">
            <text:p>1.491</text:p>
          </table:table-cell>
          <table:table-cell office:value-type="float" office:value="126232" calcext:value-type="float">
            <text:p>126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24% 9% 14% 8% 71% 8% 16%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6" calcext:value-type="float">
            <text:p>1.496</text:p>
          </table:table-cell>
          <table:table-cell office:value-type="float" office:value="125924" calcext:value-type="float">
            <text:p>125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2% 9% 76% 10% 8% 10% 33%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3" calcext:value-type="float">
            <text:p>1.493</text:p>
          </table:table-cell>
          <table:table-cell office:value-type="float" office:value="126140" calcext:value-type="float">
            <text:p>126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2% 8% 60% 9% 11% 9% 47%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18" calcext:value-type="float">
            <text:p>618</text:p>
          </table:table-cell>
          <table:table-cell office:value-type="float" office:value="60.487" calcext:value-type="float">
            <text:p>60.487</text:p>
          </table:table-cell>
          <table:table-cell office:value-type="float" office:value="331816" calcext:value-type="float">
            <text:p>331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% 60% 2% 2% 2% 42%</text:p>
          </table:table-cell>
          <table:table-cell office:value-type="float" office:value="60.054" calcext:value-type="float">
            <text:p>60.054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18" calcext:value-type="float">
            <text:p>618</text:p>
          </table:table-cell>
          <table:table-cell office:value-type="float" office:value="59.919" calcext:value-type="float">
            <text:p>59.919</text:p>
          </table:table-cell>
          <table:table-cell office:value-type="float" office:value="331636" calcext:value-type="float">
            <text:p>331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% 0% 1% 0% 8% 1% 0% 0%</text:p>
          </table:table-cell>
          <table:table-cell office:value-type="float" office:value="59.469" calcext:value-type="float">
            <text:p>59.469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18" calcext:value-type="float">
            <text:p>618</text:p>
          </table:table-cell>
          <table:table-cell office:value-type="float" office:value="61.017" calcext:value-type="float">
            <text:p>61.017</text:p>
          </table:table-cell>
          <table:table-cell office:value-type="float" office:value="336600" calcext:value-type="float">
            <text:p>33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0% 1% 21% 0% 0% 0% 80%</text:p>
          </table:table-cell>
          <table:table-cell office:value-type="float" office:value="60.57" calcext:value-type="float">
            <text:p>60.57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18" calcext:value-type="float">
            <text:p>618</text:p>
          </table:table-cell>
          <table:table-cell office:value-type="float" office:value="60.577" calcext:value-type="float">
            <text:p>60.577</text:p>
          </table:table-cell>
          <table:table-cell office:value-type="float" office:value="336536" calcext:value-type="float">
            <text:p>336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92% 0% 0% 0% 8% 0% 0%</text:p>
          </table:table-cell>
          <table:table-cell office:value-type="float" office:value="60.129" calcext:value-type="float">
            <text:p>60.129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18" calcext:value-type="float">
            <text:p>618</text:p>
          </table:table-cell>
          <table:table-cell office:value-type="float" office:value="61.545" calcext:value-type="float">
            <text:p>61.545</text:p>
          </table:table-cell>
          <table:table-cell office:value-type="float" office:value="332392" calcext:value-type="float">
            <text:p>332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1% 0% 0% 2% 0% 0% 0%</text:p>
          </table:table-cell>
          <table:table-cell office:value-type="float" office:value="61.098" calcext:value-type="float">
            <text:p>61.098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18" calcext:value-type="float">
            <text:p>618</text:p>
          </table:table-cell>
          <table:table-cell office:value-type="float" office:value="62.537" calcext:value-type="float">
            <text:p>62.537</text:p>
          </table:table-cell>
          <table:table-cell office:value-type="float" office:value="336432" calcext:value-type="float">
            <text:p>33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% 51% 0% 1% 1% 49% 0%</text:p>
          </table:table-cell>
          <table:table-cell office:value-type="float" office:value="62.088" calcext:value-type="float">
            <text:p>62.088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18" calcext:value-type="float">
            <text:p>618</text:p>
          </table:table-cell>
          <table:table-cell office:value-type="float" office:value="59.783" calcext:value-type="float">
            <text:p>59.783</text:p>
          </table:table-cell>
          <table:table-cell office:value-type="float" office:value="331868" calcext:value-type="float">
            <text:p>331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70% 1% 0% 1% 31% 1% 1%</text:p>
          </table:table-cell>
          <table:table-cell office:value-type="float" office:value="59.34" calcext:value-type="float">
            <text:p>59.34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18" calcext:value-type="float">
            <text:p>618</text:p>
          </table:table-cell>
          <table:table-cell office:value-type="float" office:value="60.133" calcext:value-type="float">
            <text:p>60.133</text:p>
          </table:table-cell>
          <table:table-cell office:value-type="float" office:value="331296" calcext:value-type="float">
            <text:p>331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0% 46% 0% 1% 0% 54% 0%</text:p>
          </table:table-cell>
          <table:table-cell office:value-type="float" office:value="59.684" calcext:value-type="float">
            <text:p>59.684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18" calcext:value-type="float">
            <text:p>618</text:p>
          </table:table-cell>
          <table:table-cell office:value-type="float" office:value="59.811" calcext:value-type="float">
            <text:p>59.811</text:p>
          </table:table-cell>
          <table:table-cell office:value-type="float" office:value="332048" calcext:value-type="float">
            <text:p>33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% 0% 0% 1% 96% 0%</text:p>
          </table:table-cell>
          <table:table-cell office:value-type="float" office:value="59.362" calcext:value-type="float">
            <text:p>59.362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18" calcext:value-type="float">
            <text:p>618</text:p>
          </table:table-cell>
          <table:table-cell office:value-type="float" office:value="60.679" calcext:value-type="float">
            <text:p>60.679</text:p>
          </table:table-cell>
          <table:table-cell office:value-type="float" office:value="332044" calcext:value-type="float">
            <text:p>332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0% 14% 1% 0% 0% 87% 0%</text:p>
          </table:table-cell>
          <table:table-cell office:value-type="float" office:value="60.23" calcext:value-type="float">
            <text:p>60.23</text:p>
          </table:table-cell>
        </table:table-row>
        <table:table-row table:style-name="ro1">
          <table:table-cell office:value-type="string" calcext:value-type="string">
            <text:p>mandelbrot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609" calcext:value-type="float">
            <text:p>1609</text:p>
          </table:table-cell>
          <table:table-cell office:value-type="float" office:value="3.467" calcext:value-type="float">
            <text:p>3.467</text:p>
          </table:table-cell>
          <table:table-cell office:value-type="float" office:value="221816" calcext:value-type="float">
            <text:p>221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2% 3% 3% 3% 3% 2% 2%</text:p>
          </table:table-cell>
          <table:table-cell office:value-type="float" office:value="3.009" calcext:value-type="float">
            <text:p>3.009</text:p>
          </table:table-cell>
        </table:table-row>
        <table:table-row table:style-name="ro1">
          <table:table-cell office:value-type="string" calcext:value-type="string">
            <text:p>mandelbrot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609" calcext:value-type="float">
            <text:p>1609</text:p>
          </table:table-cell>
          <table:table-cell office:value-type="float" office:value="3.449" calcext:value-type="float">
            <text:p>3.449</text:p>
          </table:table-cell>
          <table:table-cell office:value-type="float" office:value="221332" calcext:value-type="float">
            <text:p>221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100% 3% 2% 3% 2% 4% 3%</text:p>
          </table:table-cell>
          <table:table-cell office:value-type="float" office:value="2.982" calcext:value-type="float">
            <text:p>2.982</text:p>
          </table:table-cell>
        </table:table-row>
        <table:table-row table:style-name="ro1">
          <table:table-cell office:value-type="string" calcext:value-type="string">
            <text:p>mandelbrot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609" calcext:value-type="float">
            <text:p>1609</text:p>
          </table:table-cell>
          <table:table-cell office:value-type="float" office:value="3.454" calcext:value-type="float">
            <text:p>3.454</text:p>
          </table:table-cell>
          <table:table-cell office:value-type="float" office:value="221808" calcext:value-type="float">
            <text:p>22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66% 2% 2% 3% 36% 2%</text:p>
          </table:table-cell>
          <table:table-cell office:value-type="float" office:value="2.986" calcext:value-type="float">
            <text:p>2.986</text:p>
          </table:table-cell>
        </table:table-row>
        <table:table-row table:style-name="ro1">
          <table:table-cell office:value-type="string" calcext:value-type="string">
            <text:p>mandelbrot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609" calcext:value-type="float">
            <text:p>1609</text:p>
          </table:table-cell>
          <table:table-cell office:value-type="float" office:value="3.452" calcext:value-type="float">
            <text:p>3.452</text:p>
          </table:table-cell>
          <table:table-cell office:value-type="float" office:value="221280" calcext:value-type="float">
            <text:p>221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100% 3% 3% 3% 3% 2%</text:p>
          </table:table-cell>
          <table:table-cell office:value-type="float" office:value="2.985" calcext:value-type="float">
            <text:p>2.985</text:p>
          </table:table-cell>
        </table:table-row>
        <table:table-row table:style-name="ro1">
          <table:table-cell office:value-type="string" calcext:value-type="string">
            <text:p>mandelbrot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609" calcext:value-type="float">
            <text:p>1609</text:p>
          </table:table-cell>
          <table:table-cell office:value-type="float" office:value="3.452" calcext:value-type="float">
            <text:p>3.452</text:p>
          </table:table-cell>
          <table:table-cell office:value-type="float" office:value="221792" calcext:value-type="float">
            <text:p>221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2% 2% 2% 2% 100% 3%</text:p>
          </table:table-cell>
          <table:table-cell office:value-type="float" office:value="2.984" calcext:value-type="float">
            <text:p>2.984</text:p>
          </table:table-cell>
        </table:table-row>
        <table:table-row table:style-name="ro1">
          <table:table-cell office:value-type="string" calcext:value-type="string">
            <text:p>mandelbrot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609" calcext:value-type="float">
            <text:p>1609</text:p>
          </table:table-cell>
          <table:table-cell office:value-type="float" office:value="3.454" calcext:value-type="float">
            <text:p>3.454</text:p>
          </table:table-cell>
          <table:table-cell office:value-type="float" office:value="220720" calcext:value-type="float">
            <text:p>22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% 3% 2% 2% 100% 2%</text:p>
          </table:table-cell>
          <table:table-cell office:value-type="float" office:value="2.986" calcext:value-type="float">
            <text:p>2.986</text:p>
          </table:table-cell>
        </table:table-row>
        <table:table-row table:style-name="ro1">
          <table:table-cell office:value-type="string" calcext:value-type="string">
            <text:p>mandelbrot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609" calcext:value-type="float">
            <text:p>1609</text:p>
          </table:table-cell>
          <table:table-cell office:value-type="float" office:value="3.454" calcext:value-type="float">
            <text:p>3.454</text:p>
          </table:table-cell>
          <table:table-cell office:value-type="float" office:value="221028" calcext:value-type="float">
            <text:p>22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3% 3% 4% 2% 100% 4%</text:p>
          </table:table-cell>
          <table:table-cell office:value-type="float" office:value="2.987" calcext:value-type="float">
            <text:p>2.987</text:p>
          </table:table-cell>
        </table:table-row>
        <table:table-row table:style-name="ro1">
          <table:table-cell office:value-type="string" calcext:value-type="string">
            <text:p>mandelbrot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609" calcext:value-type="float">
            <text:p>1609</text:p>
          </table:table-cell>
          <table:table-cell office:value-type="float" office:value="3.451" calcext:value-type="float">
            <text:p>3.451</text:p>
          </table:table-cell>
          <table:table-cell office:value-type="float" office:value="221808" calcext:value-type="float">
            <text:p>22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3% 3% 3% 4% 2% 3% 2%</text:p>
          </table:table-cell>
          <table:table-cell office:value-type="float" office:value="2.984" calcext:value-type="float">
            <text:p>2.984</text:p>
          </table:table-cell>
        </table:table-row>
        <table:table-row table:style-name="ro1">
          <table:table-cell office:value-type="string" calcext:value-type="string">
            <text:p>mandelbrot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609" calcext:value-type="float">
            <text:p>1609</text:p>
          </table:table-cell>
          <table:table-cell office:value-type="float" office:value="3.457" calcext:value-type="float">
            <text:p>3.457</text:p>
          </table:table-cell>
          <table:table-cell office:value-type="float" office:value="221172" calcext:value-type="float">
            <text:p>221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98% 3% 3% 4% 4% 2%</text:p>
          </table:table-cell>
          <table:table-cell office:value-type="float" office:value="2.989" calcext:value-type="float">
            <text:p>2.989</text:p>
          </table:table-cell>
        </table:table-row>
        <table:table-row table:style-name="ro1">
          <table:table-cell office:value-type="string" calcext:value-type="string">
            <text:p>mandelbrot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609" calcext:value-type="float">
            <text:p>1609</text:p>
          </table:table-cell>
          <table:table-cell office:value-type="float" office:value="3.454" calcext:value-type="float">
            <text:p>3.454</text:p>
          </table:table-cell>
          <table:table-cell office:value-type="float" office:value="221556" calcext:value-type="float">
            <text:p>221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99% 2% 3% 2% 3% 3% 2%</text:p>
          </table:table-cell>
          <table:table-cell office:value-type="float" office:value="2.987" calcext:value-type="float">
            <text:p>2.987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40" calcext:value-type="float">
            <text:p>640</text:p>
          </table:table-cell>
          <table:table-cell office:value-type="float" office:value="374.161" calcext:value-type="float">
            <text:p>374.161</text:p>
          </table:table-cell>
          <table:table-cell office:value-type="float" office:value="10640" calcext:value-type="float">
            <text:p>10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1% 0% 0% 0% 59%</text:p>
          </table:table-cell>
          <table:table-cell office:value-type="float" office:value="374.205" calcext:value-type="float">
            <text:p>374.205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40" calcext:value-type="float">
            <text:p>640</text:p>
          </table:table-cell>
          <table:table-cell office:value-type="float" office:value="365.655" calcext:value-type="float">
            <text:p>365.655</text:p>
          </table:table-cell>
          <table:table-cell office:value-type="float" office:value="10112" calcext:value-type="float">
            <text:p>10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0% 0% 0% 2% 0% 0% 0%</text:p>
          </table:table-cell>
          <table:table-cell office:value-type="float" office:value="365.699" calcext:value-type="float">
            <text:p>365.699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40" calcext:value-type="float">
            <text:p>640</text:p>
          </table:table-cell>
          <table:table-cell office:value-type="float" office:value="364.586" calcext:value-type="float">
            <text:p>364.586</text:p>
          </table:table-cell>
          <table:table-cell office:value-type="float" office:value="10076" calcext:value-type="float">
            <text:p>10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42% 0% 0% 0% 43% 0% 0%</text:p>
          </table:table-cell>
          <table:table-cell office:value-type="float" office:value="364.659" calcext:value-type="float">
            <text:p>364.659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40" calcext:value-type="float">
            <text:p>640</text:p>
          </table:table-cell>
          <table:table-cell office:value-type="float" office:value="366.658" calcext:value-type="float">
            <text:p>366.658</text:p>
          </table:table-cell>
          <table:table-cell office:value-type="float" office:value="9944" calcext:value-type="float">
            <text:p>9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69% 0% 0% 0% 31% 0% 0%</text:p>
          </table:table-cell>
          <table:table-cell office:value-type="float" office:value="366.726" calcext:value-type="float">
            <text:p>366.726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40" calcext:value-type="float">
            <text:p>640</text:p>
          </table:table-cell>
          <table:table-cell office:value-type="float" office:value="364.784" calcext:value-type="float">
            <text:p>364.784</text:p>
          </table:table-cell>
          <table:table-cell office:value-type="float" office:value="10048" calcext:value-type="float">
            <text:p>10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1% 0% 0% 0% 39% 0%</text:p>
          </table:table-cell>
          <table:table-cell office:value-type="float" office:value="364.822" calcext:value-type="float">
            <text:p>364.822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40" calcext:value-type="float">
            <text:p>640</text:p>
          </table:table-cell>
          <table:table-cell office:value-type="float" office:value="366.054" calcext:value-type="float">
            <text:p>366.054</text:p>
          </table:table-cell>
          <table:table-cell office:value-type="float" office:value="10656" calcext:value-type="float">
            <text:p>10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0% 0% 0% 0% 60% 0%</text:p>
          </table:table-cell>
          <table:table-cell office:value-type="float" office:value="366.092" calcext:value-type="float">
            <text:p>366.092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40" calcext:value-type="float">
            <text:p>640</text:p>
          </table:table-cell>
          <table:table-cell office:value-type="float" office:value="365.161" calcext:value-type="float">
            <text:p>365.161</text:p>
          </table:table-cell>
          <table:table-cell office:value-type="float" office:value="10040" calcext:value-type="float">
            <text:p>1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64% 0% 0% 0% 36% 0% 0%</text:p>
          </table:table-cell>
          <table:table-cell office:value-type="float" office:value="365.224" calcext:value-type="float">
            <text:p>365.224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40" calcext:value-type="float">
            <text:p>640</text:p>
          </table:table-cell>
          <table:table-cell office:value-type="float" office:value="367.694" calcext:value-type="float">
            <text:p>367.694</text:p>
          </table:table-cell>
          <table:table-cell office:value-type="float" office:value="10096" calcext:value-type="float">
            <text:p>10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% 0% 9% 0% 1% 0% 6% 0%</text:p>
          </table:table-cell>
          <table:table-cell office:value-type="float" office:value="367.737" calcext:value-type="float">
            <text:p>367.737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40" calcext:value-type="float">
            <text:p>640</text:p>
          </table:table-cell>
          <table:table-cell office:value-type="float" office:value="364.518" calcext:value-type="float">
            <text:p>364.518</text:p>
          </table:table-cell>
          <table:table-cell office:value-type="float" office:value="10636" calcext:value-type="float">
            <text:p>10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36% 0% 0% 0% 64%</text:p>
          </table:table-cell>
          <table:table-cell office:value-type="float" office:value="364.557" calcext:value-type="float">
            <text:p>364.557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640" calcext:value-type="float">
            <text:p>640</text:p>
          </table:table-cell>
          <table:table-cell office:value-type="float" office:value="369.079" calcext:value-type="float">
            <text:p>369.079</text:p>
          </table:table-cell>
          <table:table-cell office:value-type="float" office:value="10052" calcext:value-type="float">
            <text:p>10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36% 0% 0% 0% 64%</text:p>
          </table:table-cell>
          <table:table-cell office:value-type="float" office:value="369.121" calcext:value-type="float">
            <text:p>369.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21:32:55.699426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5T21:33:12.673372340</dc:date>
    <meta:editing-duration>PT1H52M22S</meta:editing-duration>
    <meta:editing-cycles>9</meta:editing-cycles>
    <meta:generator>LibreOffice/6.4.7.2$Linux_X86_64 LibreOffice_project/40$Build-2</meta:generator>
    <meta:document-statistic meta:table-count="1" meta:cell-count="2610" meta:object-count="0"/>
  </office:meta>
</office:document-meta>
</file>